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unt(MiB)</text:p>
          </table:table-cell>
          <table:table-cell office:value-type="string" calcext:value-type="string">
            <text:p>GPU to SOC0</text:p>
          </table:table-cell>
          <table:table-cell office:value-type="string" calcext:value-type="string">
            <text:p>GPU0 to GPU0</text:p>
          </table:table-cell>
          <table:table-cell office:value-type="string" calcext:value-type="string">
            <text:p>GPU0 to GPU1</text:p>
          </table:table-cell>
          <table:table-cell office:value-type="string" calcext:value-type="string">
            <text:p>GPU0 to GPU2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6.21349" calcext:value-type="float">
            <text:p>6.21349</text:p>
          </table:table-cell>
          <table:table-cell office:value-type="float" office:value="20.5246" calcext:value-type="float">
            <text:p>20.5246</text:p>
          </table:table-cell>
          <table:table-cell office:value-type="float" office:value="4.19327" calcext:value-type="float">
            <text:p>4.19327</text:p>
          </table:table-cell>
          <table:table-cell office:value-type="float" office:value="4.37058" calcext:value-type="float">
            <text:p>4.3705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613" calcext:value-type="float">
            <text:p>11.7613</text:p>
          </table:table-cell>
          <table:table-cell office:value-type="float" office:value="38.8574" calcext:value-type="float">
            <text:p>38.8574</text:p>
          </table:table-cell>
          <table:table-cell office:value-type="float" office:value="5.72214" calcext:value-type="float">
            <text:p>5.72214</text:p>
          </table:table-cell>
          <table:table-cell office:value-type="float" office:value="5.72549" calcext:value-type="float">
            <text:p>5.7254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.9244" calcext:value-type="float">
            <text:p>14.9244</text:p>
          </table:table-cell>
          <table:table-cell office:value-type="float" office:value="77.4804" calcext:value-type="float">
            <text:p>77.4804</text:p>
          </table:table-cell>
          <table:table-cell office:value-type="float" office:value="9.25196" calcext:value-type="float">
            <text:p>9.25196</text:p>
          </table:table-cell>
          <table:table-cell office:value-type="float" office:value="9.22469" calcext:value-type="float">
            <text:p>9.224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0814" calcext:value-type="float">
            <text:p>17.0814</text:p>
          </table:table-cell>
          <table:table-cell office:value-type="float" office:value="148.4138" calcext:value-type="float">
            <text:p>148.4138</text:p>
          </table:table-cell>
          <table:table-cell office:value-type="float" office:value="11.1444" calcext:value-type="float">
            <text:p>11.1444</text:p>
          </table:table-cell>
          <table:table-cell office:value-type="float" office:value="11.1214" calcext:value-type="float">
            <text:p>11.1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429" calcext:value-type="float">
            <text:p>18.6429</text:p>
          </table:table-cell>
          <table:table-cell office:value-type="float" office:value="256.686" calcext:value-type="float">
            <text:p>256.686</text:p>
          </table:table-cell>
          <table:table-cell office:value-type="float" office:value="15.7" calcext:value-type="float">
            <text:p>15.7</text:p>
          </table:table-cell>
          <table:table-cell office:value-type="float" office:value="15.5169" calcext:value-type="float">
            <text:p>15.5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4313" calcext:value-type="float">
            <text:p>19.4313</text:p>
          </table:table-cell>
          <table:table-cell office:value-type="float" office:value="264.48" calcext:value-type="float">
            <text:p>264.48</text:p>
          </table:table-cell>
          <table:table-cell office:value-type="float" office:value="18.3438" calcext:value-type="float">
            <text:p>18.3438</text:p>
          </table:table-cell>
          <table:table-cell office:value-type="float" office:value="19.4296" calcext:value-type="float">
            <text:p>19.42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8687" calcext:value-type="float">
            <text:p>19.8687</text:p>
          </table:table-cell>
          <table:table-cell office:value-type="float" office:value="353.282" calcext:value-type="float">
            <text:p>353.282</text:p>
          </table:table-cell>
          <table:table-cell office:value-type="float" office:value="20.7876" calcext:value-type="float">
            <text:p>20.7876</text:p>
          </table:table-cell>
          <table:table-cell office:value-type="float" office:value="21.3721" calcext:value-type="float">
            <text:p>21.37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.1126" calcext:value-type="float">
            <text:p>20.1126</text:p>
          </table:table-cell>
          <table:table-cell office:value-type="float" office:value="405.176" calcext:value-type="float">
            <text:p>405.176</text:p>
          </table:table-cell>
          <table:table-cell office:value-type="float" office:value="22.0682" calcext:value-type="float">
            <text:p>22.0682</text:p>
          </table:table-cell>
          <table:table-cell office:value-type="float" office:value="22.6623" calcext:value-type="float">
            <text:p>22.66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.2459" calcext:value-type="float">
            <text:p>20.2459</text:p>
          </table:table-cell>
          <table:table-cell office:value-type="float" office:value="442.49" calcext:value-type="float">
            <text:p>442.49</text:p>
          </table:table-cell>
          <table:table-cell office:value-type="float" office:value="22.9952" calcext:value-type="float">
            <text:p>22.9952</text:p>
          </table:table-cell>
          <table:table-cell office:value-type="float" office:value="23.667" calcext:value-type="float">
            <text:p>23.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31" calcext:value-type="float">
            <text:p>20.31</text:p>
          </table:table-cell>
          <table:table-cell office:value-type="float" office:value="462.614" calcext:value-type="float">
            <text:p>462.614</text:p>
          </table:table-cell>
          <table:table-cell office:value-type="float" office:value="23.4664" calcext:value-type="float">
            <text:p>23.4664</text:p>
          </table:table-cell>
          <table:table-cell office:value-type="float" office:value="24.0776" calcext:value-type="float">
            <text:p>24.07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.343" calcext:value-type="float">
            <text:p>20.343</text:p>
          </table:table-cell>
          <table:table-cell office:value-type="float" office:value="473.888" calcext:value-type="float">
            <text:p>473.888</text:p>
          </table:table-cell>
          <table:table-cell office:value-type="float" office:value="23.6481" calcext:value-type="float">
            <text:p>23.6481</text:p>
          </table:table-cell>
          <table:table-cell office:value-type="float" office:value="24.3383" calcext:value-type="float">
            <text:p>24.33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.3589" calcext:value-type="float">
            <text:p>20.3589</text:p>
          </table:table-cell>
          <table:table-cell office:value-type="float" office:value="479.07" calcext:value-type="float">
            <text:p>479.07</text:p>
          </table:table-cell>
          <table:table-cell office:value-type="float" office:value="23.682" calcext:value-type="float">
            <text:p>23.682</text:p>
          </table:table-cell>
          <table:table-cell office:value-type="float" office:value="24.4571" calcext:value-type="float">
            <text:p>24.45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.3668" calcext:value-type="float">
            <text:p>20.3668</text:p>
          </table:table-cell>
          <table:table-cell office:value-type="float" office:value="482.284" calcext:value-type="float">
            <text:p>482.284</text:p>
          </table:table-cell>
          <table:table-cell office:value-type="float" office:value="23.7659" calcext:value-type="float">
            <text:p>23.7659</text:p>
          </table:table-cell>
          <table:table-cell office:value-type="float" office:value="24.5184" calcext:value-type="float">
            <text:p>24.5184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ize (MiB)</text:p>
          </table:table-cell>
          <table:table-cell office:value-type="string" calcext:value-type="string">
            <text:p>SOC0 to GPU0</text:p>
          </table:table-cell>
          <table:table-cell office:value-type="string" calcext:value-type="string">
            <text:p>GPU0 to SOC0</text:p>
          </table:table-cell>
          <table:table-cell office:value-type="string" calcext:value-type="string">
            <text:p>SOC0 to GPU2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9.62017" calcext:value-type="float">
            <text:p>9.62017</text:p>
          </table:table-cell>
          <table:table-cell office:value-type="float" office:value="2.77262" calcext:value-type="float">
            <text:p>2.77262</text:p>
          </table:table-cell>
          <table:table-cell office:value-type="float" office:value="8.7537" calcext:value-type="float">
            <text:p>8.753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4.0707" calcext:value-type="float">
            <text:p>14.0707</text:p>
          </table:table-cell>
          <table:table-cell office:value-type="float" office:value="13.7754" calcext:value-type="float">
            <text:p>13.7754</text:p>
          </table:table-cell>
          <table:table-cell office:value-type="float" office:value="13.63" calcext:value-type="float">
            <text:p>13.6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.3862" calcext:value-type="float">
            <text:p>19.3862</text:p>
          </table:table-cell>
          <table:table-cell office:value-type="float" office:value="18.2467" calcext:value-type="float">
            <text:p>18.2467</text:p>
          </table:table-cell>
          <table:table-cell office:value-type="float" office:value="18.244" calcext:value-type="float">
            <text:p>18.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0724" calcext:value-type="float">
            <text:p>23.0724</text:p>
          </table:table-cell>
          <table:table-cell office:value-type="float" office:value="20.399" calcext:value-type="float">
            <text:p>20.399</text:p>
          </table:table-cell>
          <table:table-cell office:value-type="float" office:value="21.9502" calcext:value-type="float">
            <text:p>21.9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3207" calcext:value-type="float">
            <text:p>26.3207</text:p>
          </table:table-cell>
          <table:table-cell office:value-type="float" office:value="22.6407" calcext:value-type="float">
            <text:p>22.6407</text:p>
          </table:table-cell>
          <table:table-cell office:value-type="float" office:value="24.601" calcext:value-type="float">
            <text:p>24.6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6416" calcext:value-type="float">
            <text:p>28.6416</text:p>
          </table:table-cell>
          <table:table-cell office:value-type="float" office:value="26.6053" calcext:value-type="float">
            <text:p>26.6053</text:p>
          </table:table-cell>
          <table:table-cell office:value-type="float" office:value="26.0486" calcext:value-type="float">
            <text:p>26.0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.5628" calcext:value-type="float">
            <text:p>30.5628</text:p>
          </table:table-cell>
          <table:table-cell office:value-type="float" office:value="28.5565" calcext:value-type="float">
            <text:p>28.5565</text:p>
          </table:table-cell>
          <table:table-cell office:value-type="float" office:value="27.0047" calcext:value-type="float">
            <text:p>27.00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.6061" calcext:value-type="float">
            <text:p>30.6061</text:p>
          </table:table-cell>
          <table:table-cell office:value-type="float" office:value="26.5379" calcext:value-type="float">
            <text:p>26.5379</text:p>
          </table:table-cell>
          <table:table-cell office:value-type="float" office:value="27.5459" calcext:value-type="float">
            <text:p>27.54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.7726" calcext:value-type="float">
            <text:p>28.7726</text:p>
          </table:table-cell>
          <table:table-cell office:value-type="float" office:value="28.1673" calcext:value-type="float">
            <text:p>28.1673</text:p>
          </table:table-cell>
          <table:table-cell office:value-type="float" office:value="27.8538" calcext:value-type="float">
            <text:p>27.85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.7593" calcext:value-type="float">
            <text:p>29.7593</text:p>
          </table:table-cell>
          <table:table-cell office:value-type="float" office:value="29.3702" calcext:value-type="float">
            <text:p>29.3702</text:p>
          </table:table-cell>
          <table:table-cell office:value-type="float" office:value="27.9943" calcext:value-type="float">
            <text:p>27.99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9.6794" calcext:value-type="float">
            <text:p>29.6794</text:p>
          </table:table-cell>
          <table:table-cell office:value-type="float" office:value="29.2869" calcext:value-type="float">
            <text:p>29.2869</text:p>
          </table:table-cell>
          <table:table-cell office:value-type="float" office:value="27.7082" calcext:value-type="float">
            <text:p>27.70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.6225" calcext:value-type="float">
            <text:p>29.6225</text:p>
          </table:table-cell>
          <table:table-cell office:value-type="float" office:value="30.3578" calcext:value-type="float">
            <text:p>30.3578</text:p>
          </table:table-cell>
          <table:table-cell office:value-type="float" office:value="27.5064" calcext:value-type="float">
            <text:p>27.50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9.6267" calcext:value-type="float">
            <text:p>29.6267</text:p>
          </table:table-cell>
          <table:table-cell office:value-type="float" office:value="31.0302" calcext:value-type="float">
            <text:p>31.0302</text:p>
          </table:table-cell>
          <table:table-cell office:value-type="float" office:value="27.3979" calcext:value-type="float">
            <text:p>27.39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9.5969" calcext:value-type="float">
            <text:p>29.5969</text:p>
          </table:table-cell>
          <table:table-cell office:value-type="float" office:value="31.4045" calcext:value-type="float">
            <text:p>31.4045</text:p>
          </table:table-cell>
          <table:table-cell office:value-type="float" office:value="27.3388" calcext:value-type="float">
            <text:p>27.3388</text:p>
          </table:table-cell>
        </table:table-row>
      </table:table>
      <table:table table:name="Sheet3" table:style-name="ta1"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Size (MiB)</text:p>
          </table:table-cell>
          <table:table-cell table:style-name="Default" office:value-type="string" calcext:value-type="string">
            <text:p>SOC0 to SOC1</text:p>
          </table:table-cell>
          <table:table-cell table:style-name="Default" office:value-type="string" calcext:value-type="string">
            <text:p>SOC1 to SOC0</text:p>
          </table:table-cell>
          <table:table-cell table:style-name="Default" office:value-type="string" calcext:value-type="string">
            <text:p>self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.8908" calcext:value-type="float">
            <text:p>23.8908</text:p>
          </table:table-cell>
          <table:table-cell office:value-type="float" office:value="24.5648" calcext:value-type="float">
            <text:p>24.5648</text:p>
          </table:table-cell>
          <table:table-cell office:value-type="float" office:value="25.3686" calcext:value-type="float">
            <text:p>25.36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.9164" calcext:value-type="float">
            <text:p>24.9164</text:p>
          </table:table-cell>
          <table:table-cell office:value-type="float" office:value="25.1254" calcext:value-type="float">
            <text:p>25.1254</text:p>
          </table:table-cell>
          <table:table-cell office:value-type="float" office:value="25.2548" calcext:value-type="float">
            <text:p>25.25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.9861" calcext:value-type="float">
            <text:p>24.9861</text:p>
          </table:table-cell>
          <table:table-cell office:value-type="float" office:value="25.1861" calcext:value-type="float">
            <text:p>25.1861</text:p>
          </table:table-cell>
          <table:table-cell office:value-type="float" office:value="25.383" calcext:value-type="float">
            <text:p>25.3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4.2183" calcext:value-type="float">
            <text:p>24.2183</text:p>
          </table:table-cell>
          <table:table-cell office:value-type="float" office:value="24.7308" calcext:value-type="float">
            <text:p>24.7308</text:p>
          </table:table-cell>
          <table:table-cell office:value-type="float" office:value="25.3953" calcext:value-type="float">
            <text:p>25.395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.2055" calcext:value-type="float">
            <text:p>25.2055</text:p>
          </table:table-cell>
          <table:table-cell office:value-type="float" office:value="25.4003" calcext:value-type="float">
            <text:p>25.4003</text:p>
          </table:table-cell>
          <table:table-cell office:value-type="float" office:value="25.4287" calcext:value-type="float">
            <text:p>25.428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7.3508" calcext:value-type="float">
            <text:p>27.3508</text:p>
          </table:table-cell>
          <table:table-cell office:value-type="float" office:value="26.3338" calcext:value-type="float">
            <text:p>26.3338</text:p>
          </table:table-cell>
          <table:table-cell office:value-type="float" office:value="52.5631" calcext:value-type="float">
            <text:p>52.56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7.6641" calcext:value-type="float">
            <text:p>27.6641</text:p>
          </table:table-cell>
          <table:table-cell office:value-type="float" office:value="27.8528" calcext:value-type="float">
            <text:p>27.8528</text:p>
          </table:table-cell>
          <table:table-cell office:value-type="float" office:value="51.8368" calcext:value-type="float">
            <text:p>51.836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7.7071" calcext:value-type="float">
            <text:p>27.7071</text:p>
          </table:table-cell>
          <table:table-cell office:value-type="float" office:value="27.82" calcext:value-type="float">
            <text:p>27.82</text:p>
          </table:table-cell>
          <table:table-cell office:value-type="float" office:value="62.2994" calcext:value-type="float">
            <text:p>62.29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38:20.914219641</meta:creation-date>
    <meta:generator>LibreOffice/5.1.6.2$Linux_X86_64 LibreOffice_project/10m0$Build-2</meta:generator>
    <dc:date>2017-10-17T09:42:11.834214977</dc:date>
    <meta:editing-duration>PT3M49S</meta:editing-duration>
    <meta:editing-cycles>3</meta:editing-cycles>
    <meta:document-statistic meta:table-count="3" meta:cell-count="166" meta:object-count="0"/>
  </office:meta>
</office:document-meta>
</file>